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2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2"/>
    <style:style style:name="ce6" style:family="table-cell" style:parent-style-name="Default" style:data-style-name="N10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uringPI projec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TuringPi base board</text:p>
          </table:table-cell>
          <table:table-cell office:value-type="currency" office:currency="USD" office:value="259" calcext:value-type="currency">
            <text:p>$259.00</text:p>
          </table:table-cell>
          <table:table-cell office:value-type="string" calcext:value-type="string">
            <text:p><text:a xlink:href="https://turingpi.com/product/turing-pi-2-5/" xlink:type="simple">https://turingpi.com/product/turing-pi-2-5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M4 Adapter (x3)</text:p>
          </table:table-cell>
          <table:table-cell office:value-type="currency" office:currency="USD" office:value="36" calcext:value-type="currency">
            <text:p>$36.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4 Pin Pico PSU (12v input)</text:p>
          </table:table-cell>
          <table:table-cell office:value-type="currency" office:currency="USD" office:value="45" calcext:value-type="currency">
            <text:p>$45.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ingPi RK1 16GB ram</text:p>
          </table:table-cell>
          <table:table-cell office:value-type="currency" office:currency="USD" office:value="169" calcext:value-type="currency">
            <text:p>$169.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ingPi RK1 Heat sink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/O Shield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M410400 (x2)</text:p>
          </table:table-cell>
          <table:table-cell office:value-type="currency" office:currency="USD" office:value="110" calcext:value-type="currency">
            <text:p>$110.00</text:p>
          </table:table-cell>
          <table:table-cell office:value-type="string" calcext:value-type="string">
            <text:p>https://www.newark.com/raspberry-pi/cm4104000/rpi-compute-module-4-lite-4gb/dp/86AH2101?CMP=e-email-sys-orderack-GL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M4 heat sink (x2)</text:p>
          </table:table-cell>
          <table:table-cell office:value-type="currency" office:currency="USD" office:value="16.5" calcext:value-type="currency">
            <text:p>$16.50</text:p>
          </table:table-cell>
          <table:table-cell office:value-type="string" calcext:value-type="string">
            <text:p>https://www.amazon.com/gp/product/B09LZ85YWK/ref=ppx_yo_dt_b_asin_title_o02_s01?ie=UTF8&amp;th=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M4 Antenna (x2)</text:p>
          </table:table-cell>
          <table:table-cell office:value-type="currency" office:currency="USD" office:value="20" calcext:value-type="currency">
            <text:p>$20.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rmaltake 200 tower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string" calcext:value-type="string">
            <text:p><text:span text:style-name="T1"><text:a xlink:href="https://www.amazon.com/gp/product/B0CQ32LMQF/ref=ox_sc_saved_title_2?smid=ATVPDKIKX0DER&amp;psc=1" xlink:type="simple">https://www.amazon.com/gp/product/B0CQ32LMQF/ref=ox_sc_saved_title_2?smid=ATVPDKIKX0DER&amp;psc=1</text:a>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 supply Thermaltake Toughpower GF1 650W</text:p>
          </table:table-cell>
          <table:table-cell office:value-type="currency" office:currency="USD" office:value="106" calcext:value-type="currency">
            <text:p>$106.00</text:p>
          </table:table-cell>
          <table:table-cell office:value-type="string" calcext:value-type="string">
            <text:p><text:a xlink:href="https://www.amazon.com/Thermaltake-Toughpower-Crossfire-Hydraulic-PS-TPD-0650FNFAGU-1/dp/B07N7V8JM5/ref=sr_1_19?crid=2W9E2Y52NRLN8&amp;dib=eyJ2IjoiMSJ9.OTK-RjfLDs0k0FK1N7p-tG16sPFxsRW7wDVznj-twpa3nbKplfhrRp0TimoMWIzSIShYyZ0EGgHiaeXc0FCNJiR079-UZDR946obAjove9QDY0wlXM8i0r_et1C9XDGTjx7LpYy4pm3h5fnzbzaSa4mns6CM8j6AMdAwV3pXp6UZNsCbmCe9gERcz6Nc9OPVQHuSd3iqZ9tP6-81pHoqjCbnaI_2T3vThbQbUzLta9hSoQZxnLbiWBgiTitIF9WA_exyR3mrxigFsuziyNafkegpwZw5iKwyIDiii6w91Rc.y0qBGDt46vo36Rdm64hzdWtZx-4hSVEm0h6A24El29s&amp;dib_tag=se&amp;keywords=thermaltake+power+supply+mini+itx&amp;qid=1710040618&amp;s=electronics&amp;sprefix=thermaltake+power+supply+mini+itx%2Celectronics%2C95&amp;sr=1-19" xlink:type="simple">https://www.amazon.com/Thermaltake-Toughpower-Crossfire-Hydraulic-PS-TPD-0650FNFAGU-1/dp/B07N7V8JM5/ref=sr_1_19?crid=2W9E2Y52NRLN8&amp;dib=eyJ2IjoiMSJ9.OTK-RjfLDs0k0FK1N7p-tG16sPFxsRW7wDVznj-twpa3nbKplfhrRp0TimoMWIzSIShYyZ0EGgHiaeXc0FCNJiR079-UZDR946obAjove9QDY0wlXM8i0r_et1C9XDGTjx7LpYy4pm3h5fnzbzaSa4mns6CM8j6AMdAwV3pXp6UZNsCbmCe9gERcz6Nc9OPVQHuSd3iqZ9tP6-81pHoqjCbnaI_2T3vThbQbUzLta9hSoQZxnLbiWBgiTitIF9WA_exyR3mrxigFsuziyNafkegpwZw5iKwyIDiii6w91Rc.y0qBGDt46vo36Rdm64hzdWtZx-4hSVEm0h6A24El29s&amp;dib_tag=se&amp;keywords=thermaltake+power+supply+mini+itx&amp;qid=1710040618&amp;s=electronics&amp;sprefix=thermaltake+power+supply+mini+itx%2Celectronics%2C95&amp;sr=1-19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table:style-name="ce3" office:value-type="string" calcext:value-type="string">
            <text:p>----------------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formula="of:=SUM([.B4:.B14])" office:value-type="currency" office:currency="USD" office:value="905.5" calcext:value-type="currency">
            <text:p>$905.50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3-09T20:54:59.094900175</meta:creation-date>
    <dc:date>2024-03-09T21:24:45.629167161</dc:date>
    <meta:editing-duration>PT9M9S</meta:editing-duration>
    <meta:editing-cycles>1</meta:editing-cycles>
    <meta:document-statistic meta:table-count="1" meta:cell-count="35" meta:object-count="0"/>
    <meta:generator>LibreOffice/7.3.1.3$MacOSX_X86_64 LibreOffice_project/a69ca51ded25f3eefd52d7bf9a5fad8c90b87951</meta:generator>
  </office:meta>
</office:document-meta>
</file>